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shMapManagerTests.saveOutputFlashMapDecodeTar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ashMapManagerTests.retrieveAndUpdateMatchB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shMapManagerTests.retrieveAndUpdateMatchWith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ashMapManagerTests.retrieveAndUpdateMatchByOriginatingPathAnd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FlashMapManager.getFlash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shMapManagerTests.saveOutputFlashMapAndNormalizeEmptyTar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ashMapManagerTests.retrieveAndUpdateMatchWithMultiValu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ashMapManagerTests.flashAttributesWithQueryParamsWith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lashMapManagerTests.saveOutputFl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FlashMapManager.retrieveFlashMaps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shMapManagerTests.retrieveAndUpdateSortMultip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ashMapManagerTests.saveOutputFlashMap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shMapManagerTests.saveOutputFlashMapNormalizeTar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lashMapManagerTests.retrieveAndUpdateMatchB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FlashMapManager.updateFlashMaps( List &lt; FlashMap &gt; maps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lashMapManager.setFlashMaps( List &lt; FlashMap &gt; flashM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shMapManagerTests.saveOutputFlashMapDecod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lashMapManagerTests.retrieveAndUpdateRemoveExp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ashMapManagerTests.assertThatFlashMap( FlashMap flash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shMapManagerTests.retrieveAndUpdateMatchByOriginating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